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Envy Code R" svg:font-family="'Envy Code R'" style:font-adornments="Regular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1" style:family="table">
      <style:table-properties style:width="3.4333in" fo:margin-top="0in" fo:margin-bottom="0.1in" table:align="margins"/>
    </style:style>
    <style:style style:name="rststyle-Table1.A" style:family="table-column">
      <style:table-column-properties style:column-width="1.9243in" style:rel-column-width="36728*"/>
    </style:style>
    <style:style style:name="rststyle-Table1.B" style:family="table-column">
      <style:table-column-properties style:column-width="1.509in" style:rel-column-width="28807*"/>
    </style:style>
    <style:style style:name="rststyle-Table1.A1" style:family="table-cell">
      <style:table-cell-properties fo:padding="0.0194in" fo:border="0.0139in solid #000000"/>
    </style:style>
    <style:style style:name="P1" style:family="paragraph" style:parent-style-name="rststyle-blockquote-bulletitem" style:list-style-name="rststyle-blockquote-bulletlis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rststyle-title">Intermediate Python</text:p>
      <text:p text:style-name="rststyle-lineblock1"><text:span text:style-name="rststyle-emphasis">Matt Harrison</text:span></text:p>
      <text:p text:style-name="rststyle-lineblock1">matthewharrison@gmail.com</text:p>
      <text:p text:style-name="rststyle-lineblock1">http://panela.blog-city.com/</text:p>
      <text:p text:style-name="rststyle-lineblock1"/>
      <text:p text:style-name="rststyle-textbody">©2009, licensed under a Creative Commons Attribution/Share-Alike (BY-SA) license.</text:p>
      <text:section text:style-name="Sect1" text:name="Section1">
        <text:list xml:id="list1848371262" text:style-name="Outline">
          <text:list-item>
            <text:h text:style-name="rststyle-heading1" text:outline-level="1"><text:span text:style-name="rststyle-inlineliteral">unittest</text:span></text:h>
          </text:list-item>
        </text:list>
        <text:section text:style-name="Sect1" text:name="Section2">
          <text:list xml:id="list317827825" text:continue-numbering="true" text:style-name="Outline">
            <text:list-item>
              <text:list>
                <text:list-item>
                  <text:h text:style-name="rststyle-heading2" text:outline-level="2"><text:span text:style-name="rststyle-inlineliteral">unittest</text:span></text:h>
                </text:list-item>
              </text:list>
            </text:list-item>
          </text:list>
          <text:p text:style-name="rststyle-codeblock">import unittest<text:line-break/>import integr<text:line-break/><text:span text:style-name="rststyle-codeblock-keyword">class</text:span> <text:span text:style-name="rststyle-codeblock-classname">TestIntegr</text:span>(<text:span text:style-name="rststyle-codeblock-name">unittest</text:span><text:span text:style-name="rststyle-codeblock-operator">.</text:span><text:span text:style-name="rststyle-codeblock-name">TestCase</text:span>):<text:line-break/> <text:s text:c="3"/><text:span text:style-name="rststyle-codeblock-keyword">def</text:span> <text:span text:style-name="rststyle-codeblock-functionname">setup</text:span>(self):<text:line-break/> <text:s text:c="7"/><text:span text:style-name="rststyle-codeblock-comment"># setup is called *before* each test is run</text:span><text:line-break/> <text:s text:c="7"/><text:span text:style-name="rststyle-codeblock-comment"># if I need to adjust to a well known state before starting</text:span><text:line-break/> <text:s text:c="7"/><text:span text:style-name="rststyle-codeblock-comment"># I can do that here</text:span><text:line-break/> <text:s text:c="7"/><text:span text:style-name="rststyle-codeblock-keyword">pass</text:span><text:line-break/> <text:s text:c="3"/><text:span text:style-name="rststyle-codeblock-keyword">def</text:span> <text:span text:style-name="rststyle-codeblock-functionname">teardown</text:span>(self):<text:line-break/> <text:s text:c="7"/><text:span text:style-name="rststyle-codeblock-comment"># teardown is called *after* the each test is run</text:span><text:line-break/> <text:s text:c="7"/><text:span text:style-name="rststyle-codeblock-keyword">pass</text:span><text:line-break/> <text:s text:c="3"/><text:span text:style-name="rststyle-codeblock-keyword">def</text:span> <text:span text:style-name="rststyle-codeblock-functionname">test_basic</text:span>(self):<text:line-break/> <text:s text:c="7"/><text:span text:style-name="rststyle-codeblock-comment"># any method beginning with "test" is a test</text:span><text:line-break/> <text:s text:c="7"/><text:span text:style-name="rststyle-codeblock-name">results</text:span> <text:span text:style-name="rststyle-codeblock-operator">=</text:span> <text:span text:style-name="rststyle-codeblock-name">integr</text:span><text:span text:style-name="rststyle-codeblock-operator">.</text:span><text:span text:style-name="rststyle-codeblock-name">parse</text:span>(<text:span text:style-name="rststyle-codeblock-string">'</text:span><text:span text:style-name="rststyle-codeblock-string">1,3,4</text:span><text:span text:style-name="rststyle-codeblock-string">'</text:span>)<text:line-break/> <text:s text:c="7"/>self<text:span text:style-name="rststyle-codeblock-operator">.</text:span><text:span text:style-name="rststyle-codeblock-name">assertEquals</text:span>(<text:span text:style-name="rststyle-codeblock-name">results</text:span>, [<text:span text:style-name="rststyle-codeblock-number">1</text:span>,<text:span text:style-name="rststyle-codeblock-number">3</text:span>,<text:span text:style-name="rststyle-codeblock-number">4</text:span>])<text:line-break/><text:span text:style-name="rststyle-codeblock-keyword">if</text:span> <text:span text:style-name="rststyle-codeblock-name">__name__</text:span> <text:span text:style-name="rststyle-codeblock-operator">==</text:span> <text:span text:style-name="rststyle-codeblock-string">'</text:span><text:span text:style-name="rststyle-codeblock-string">__main__</text:span><text:span text:style-name="rststyle-codeblock-string">'</text:span>:<text:line-break/> <text:s text:c="3"/><text:span text:style-name="rststyle-codeblock-name">unittest</text:span><text:span text:style-name="rststyle-codeblock-operator">.</text:span><text:span text:style-name="rststyle-codeblock-name">main</text:span>()<text:line-break/></text:p>
        </text:section>
      </text:section>
      <text:section text:style-name="Sect1" text:name="Section3">
        <text:list xml:id="list310898594" text:continue-numbering="true" text:style-name="Outline">
          <text:list-item>
            <text:h text:style-name="rststyle-heading1" text:outline-level="1">Assertion Methods</text:h>
          </text:list-item>
        </text:list>
        <table:table table:name="rststyle-Table1" table:style-name="rststyle-Table1">
          <table:table-column table:style-name="rststyle-Table1.A"/>
          <table:table-column table:style-name="rststyle-Table1.B"/>
          <table:table-header-rows>
            <table:table-row>
              <table:table-cell table:style-name="rststyle-Table1.A1" office:value-type="string">
                <text:p text:style-name="Table_20_Heading">Method signature</text:p>
              </table:table-cell>
              <table:table-cell table:style-name="rststyle-Table1.A1" office:value-type="string">
                <text:p text:style-name="Table_20_Heading">Explanation</text:p>
              </table:table-cell>
            </table:table-row>
          </table:table-header-rows>
          <table:table-row>
            <table:table-cell table:style-name="rststyle-Table1.A1" office:value-type="string">
              <text:p text:style-name="rststyle-textbody"><text:span text:style-name="rststyle-inlineliteral">assert_(expression, [message])</text:span></text:p>
            </table:table-cell>
            <table:table-cell table:style-name="rststyle-Table1.A1" office:value-type="string">
              <text:p text:style-name="rststyle-textbody">Complains if expression is False</text:p>
            </table:table-cell>
          </table:table-row>
          <table:table-row>
            <table:table-cell table:style-name="rststyle-Table1.A1" office:value-type="string">
              <text:p text:style-name="rststyle-textbody"><text:span text:style-name="rststyle-inlineliteral">assertEqual(this, that, [message])</text:span></text:p>
            </table:table-cell>
            <table:table-cell table:style-name="rststyle-Table1.A1" office:value-type="string">
              <text:p text:style-name="rststyle-textbody">Complains if this != that</text:p>
            </table:table-cell>
          </table:table-row>
          <table:table-row>
            <table:table-cell table:style-name="rststyle-Table1.A1" office:value-type="string">
              <text:p text:style-name="rststyle-textbody"><text:span text:style-name="rststyle-inlineliteral">assertNotEqual(this, that, [message])</text:span></text:p>
            </table:table-cell>
            <table:table-cell table:style-name="rststyle-Table1.A1" office:value-type="string">
              <text:p text:style-name="rststyle-textbody">Complains if this == that</text:p>
            </table:table-cell>
          </table:table-row>
          <table:table-row>
            <table:table-cell table:style-name="rststyle-Table1.A1" office:value-type="string">
              <text:p text:style-name="rststyle-textbody"><text:span text:style-name="rststyle-inlineliteral">assertRaises(exception, callable, *args, **kw)</text:span></text:p>
            </table:table-cell>
            <table:table-cell table:style-name="rststyle-Table1.A1" office:value-type="string">
              <text:p text:style-name="rststyle-textbody">Complains if <text:span text:style-name="rststyle-inlineliteral">callable(*args, **kw)</text:span> does not raise <text:span text:style-name="rststyle-inlineliteral">exception</text:span></text:p>
            </table:table-cell>
          </table:table-row>
        </table:table>
        <text:section text:style-name="Sect1" text:name="Section4">
          <text:list xml:id="list605379632" text:continue-numbering="true" text:style-name="Outline">
            <text:list-item>
              <text:list>
                <text:list-item>
                  <text:h text:style-name="rststyle-heading2" text:outline-level="2"><text:span text:style-name="rststyle-inlineliteral">doctest</text:span></text:h>
                </text:list-item>
              </text:list>
            </text:list-item>
          </text:list>
          <text:p text:style-name="rststyle-codeblock"><text:span text:style-name="rststyle-codeblock-operator">&gt;&gt;</text:span><text:span text:style-name="rststyle-codeblock-operator">&gt;</text:span> <text:span text:style-name="rststyle-codeblock-comment"># comments are ignored</text:span><text:line-break/><text:span text:style-name="rststyle-codeblock-operator">&gt;&gt;</text:span><text:span text:style-name="rststyle-codeblock-operator">&gt;</text:span> <text:span text:style-name="rststyle-codeblock-name">foo</text:span> <text:span text:style-name="rststyle-codeblock-operator">=</text:span> <text:span text:style-name="rststyle-codeblock-string">"</text:span><text:span text:style-name="rststyle-codeblock-string">bar</text:span><text:span text:style-name="rststyle-codeblock-string">"</text:span><text:line-break/><text:span text:style-name="rststyle-codeblock-operator">&gt;&gt;</text:span><text:span text:style-name="rststyle-codeblock-operator">&gt;</text:span> <text:span text:style-name="rststyle-codeblock-name">foo</text:span> <text:s/><text:span text:style-name="rststyle-codeblock-comment">#implicit print</text:span><text:line-break/><text:span text:style-name="rststyle-codeblock-string">'</text:span><text:span text:style-name="rststyle-codeblock-string">bar</text:span><text:span text:style-name="rststyle-codeblock-string">'</text:span><text:line-break/><text:span text:style-name="rststyle-codeblock-operator">&gt;&gt;</text:span><text:span text:style-name="rststyle-codeblock-operator">&gt;</text:span> <text:span text:style-name="rststyle-codeblock-keyword">if</text:span> <text:span text:style-name="rststyle-codeblock-name">foo</text:span> <text:span text:style-name="rststyle-codeblock-operator">==</text:span> <text:span text:style-name="rststyle-codeblock-string">"</text:span><text:span text:style-name="rststyle-codeblock-string">baz</text:span><text:span text:style-name="rststyle-codeblock-string">"</text:span>:<text:line-break/><text:span text:style-name="rststyle-codeblock-operator">.</text:span><text:span text:style-name="rststyle-codeblock-operator">.</text:span><text:span text:style-name="rststyle-codeblock-operator">.</text:span> <text:s text:c="2"/><text:span text:style-name="rststyle-codeblock-keyword">print</text:span> <text:span text:style-name="rststyle-codeblock-string">"</text:span><text:span text:style-name="rststyle-codeblock-string">baz</text:span><text:span text:style-name="rststyle-codeblock-string">"</text:span><text:line-break/><text:span text:style-name="rststyle-codeblock-operator">.</text:span><text:span text:style-name="rststyle-codeblock-operator">.</text:span><text:span text:style-name="rststyle-codeblock-operator">.</text:span> <text:span text:style-name="rststyle-codeblock-keyword">else</text:span>:<text:line-break/><text:span text:style-name="rststyle-codeblock-operator">.</text:span><text:span text:style-name="rststyle-codeblock-operator">.</text:span><text:span text:style-name="rststyle-codeblock-operator">.</text:span> <text:s text:c="2"/><text:span text:style-name="rststyle-codeblock-keyword">print</text:span> <text:span text:style-name="rststyle-codeblock-name">foo</text:span><text:line-break/><text:span text:style-name="rststyle-codeblock-operator">.</text:span><text:span text:style-name="rststyle-codeblock-operator">.</text:span><text:span text:style-name="rststyle-codeblock-operator">.</text:span><text:line-break/><text:span text:style-name="rststyle-codeblock-name">bar</text:span><text:line-break/></text:p>
        </text:section>
      </text:section>
      <text:section text:style-name="Sect1" text:name="Section5">
        <text:list xml:id="list2092899030" text:continue-numbering="true" text:style-name="Outline">
          <text:list-item>
            <text:h text:style-name="rststyle-heading1" text:outline-level="1">Whitespace special characters</text:h>
          </text:list-item>
        </text:list>
        <text:p text:style-name="rststyle-textbody">Caveats. Can't print whitespace directly use &lt;BLANKLINE&gt; instead</text:p>
        <text:p text:style-name="rststyle-codeblock"><text:span text:style-name="rststyle-codeblock-operator">&gt;&gt;</text:span><text:span text:style-name="rststyle-codeblock-operator">&gt;</text:span> <text:span text:style-name="rststyle-codeblock-keyword">print</text:span> <text:span text:style-name="rststyle-codeblock-string">"</text:span><text:span text:style-name="rststyle-codeblock-string">"</text:span><text:line-break/><text:span text:style-name="rststyle-codeblock-operator">&lt;</text:span><text:span text:style-name="rststyle-codeblock-name">BLANKLINE</text:span><text:span text:style-name="rststyle-codeblock-operator">&gt;</text:span><text:line-break/></text:p>
        <text:p text:style-name="rststyle-textbody">Backslashes. Use raw docstrings (this one isn't raw) or escape them</text:p>
        <text:p text:style-name="rststyle-codeblock"><text:span text:style-name="rststyle-codeblock-operator">&gt;&gt;</text:span><text:span text:style-name="rststyle-codeblock-operator">&gt;</text:span> <text:span text:style-name="rststyle-codeblock-name">line</text:span> <text:span text:style-name="rststyle-codeblock-operator">=</text:span> <text:span text:style-name="rststyle-codeblock-string">"</text:span><text:span text:style-name="rststyle-codeblock-string">foo</text:span>\\<text:span text:style-name="rststyle-codeblock-string">n</text:span><text:span text:style-name="rststyle-codeblock-string">"</text:span> <text:s/><text:span text:style-name="rststyle-codeblock-comment"># will throw a value error here if not escaped</text:span><text:line-break/><text:span text:style-name="rststyle-codeblock-operator">&gt;&gt;</text:span><text:span text:style-name="rststyle-codeblock-operator">&gt;</text:span> <text:span text:style-name="rststyle-codeblock-keyword">print</text:span> <text:span text:style-name="rststyle-codeblock-name">line</text:span><text:line-break/><text:span text:style-name="rststyle-codeblock-name">foo</text:span><text:line-break/><text:span text:style-name="rststyle-codeblock-operator">&lt;</text:span><text:span text:style-name="rststyle-codeblock-name">BLANKLINE</text:span><text:span text:style-name="rststyle-codeblock-operator">&gt;</text:span><text:line-break/></text:p>
        <text:p text:style-name="rststyle-textbody">Starting column is irrelevant &gt;&gt;&gt; 2 + 2 4</text:p>
      </text:section>
      <text:section text:style-name="Sect1" text:name="Section6">
        <text:list xml:id="list994699832" text:continue-numbering="true" text:style-name="Outline">
          <text:list-item>
            <text:h text:style-name="rststyle-heading1" text:outline-level="1">Exceptions</text:h>
          </text:list-item>
        </text:list>
        <text:p text:style-name="rststyle-textbody">Expected output for an exception must start with a traceback header.</text:p>
        <text:p text:style-name="rststyle-codeblock"><text:span text:style-name="rststyle-codeblock-operator">&gt;&gt;</text:span><text:span text:style-name="rststyle-codeblock-operator">&gt;</text:span> [<text:span text:style-name="rststyle-codeblock-number">1</text:span>, <text:span text:style-name="rststyle-codeblock-number">2</text:span>, <text:span text:style-name="rststyle-codeblock-number">3</text:span>]<text:span text:style-name="rststyle-codeblock-operator">.</text:span><text:span text:style-name="rststyle-codeblock-name">remove</text:span>(<text:span text:style-name="rststyle-codeblock-number">42</text:span>)<text:line-break/><text:span text:style-name="rststyle-codeblock-name">Traceback</text:span> (<text:span text:style-name="rststyle-codeblock-name">most</text:span> <text:span text:style-name="rststyle-codeblock-name">recent</text:span> <text:span text:style-name="rststyle-codeblock-name">call</text:span> <text:span text:style-name="rststyle-codeblock-name">last</text:span>):<text:line-break/> <text:s/><text:span text:style-name="rststyle-codeblock-name">File</text:span> <text:span text:style-name="rststyle-codeblock-string">"</text:span><text:span text:style-name="rststyle-codeblock-string">&lt;stdin&gt;</text:span><text:span text:style-name="rststyle-codeblock-string">"</text:span>, <text:span text:style-name="rststyle-codeblock-name">line</text:span> <text:span text:style-name="rststyle-codeblock-number">1</text:span>, in ?<text:line-break/>ValueError: list<text:span text:style-name="rststyle-codeblock-operator">.</text:span><text:span text:style-name="rststyle-codeblock-name">remove</text:span>(<text:span text:style-name="rststyle-codeblock-name">x</text:span>): <text:span text:style-name="rststyle-codeblock-name">x</text:span> not in list<text:line-break/></text:p>
        <text:p text:style-name="rststyle-textbody">Traceback stack can also be replaced by ellipsis "..."</text:p>
        <text:p text:style-name="rststyle-codeblock"><text:span text:style-name="rststyle-codeblock-operator">&gt;&gt;</text:span><text:span text:style-name="rststyle-codeblock-operator">&gt;</text:span> [<text:span text:style-name="rststyle-codeblock-number">1</text:span>, <text:span text:style-name="rststyle-codeblock-number">2</text:span>, <text:span text:style-name="rststyle-codeblock-number">3</text:span>]<text:span text:style-name="rststyle-codeblock-operator">.</text:span><text:span text:style-name="rststyle-codeblock-name">remove</text:span>(<text:span text:style-name="rststyle-codeblock-number">42</text:span>)<text:line-break/><text:span text:style-name="rststyle-codeblock-name">Traceback</text:span> (<text:span text:style-name="rststyle-codeblock-name">most</text:span> <text:span text:style-name="rststyle-codeblock-name">recent</text:span> <text:span text:style-name="rststyle-codeblock-name">call</text:span> <text:span text:style-name="rststyle-codeblock-name">last</text:span>):<text:line-break/> <text:s/><text:span text:style-name="rststyle-codeblock-operator">.</text:span><text:span text:style-name="rststyle-codeblock-operator">.</text:span><text:span text:style-name="rststyle-codeblock-operator">.</text:span><text:line-break/>ValueError: list<text:span text:style-name="rststyle-codeblock-operator">.</text:span><text:span text:style-name="rststyle-codeblock-name">remove</text:span>(<text:span text:style-name="rststyle-codeblock-name">x</text:span>): <text:span text:style-name="rststyle-codeblock-name">x</text:span> not in list<text:line-break/></text:p>
      </text:section>
      <text:section text:style-name="Sect1" text:name="Section7">
        <text:list xml:id="list1067605860" text:continue-numbering="true" text:style-name="Outline">
          <text:list-item>
            <text:h text:style-name="rststyle-heading1" text:outline-level="1">Directives</text:h>
          </text:list-item>
        </text:list>
        <text:p text:style-name="rststyle-textbody">Note the "#doctest:"</text:p>
        <text:p text:style-name="rststyle-codeblock"><text:span text:style-name="rststyle-codeblock-operator">&gt;&gt;</text:span><text:span text:style-name="rststyle-codeblock-operator">&gt;</text:span> <text:span text:style-name="rststyle-codeblock-keyword">print</text:span> range(<text:span text:style-name="rststyle-codeblock-number">20</text:span>) <text:span text:style-name="rststyle-codeblock-comment">#doctest: +NORMALIZE_WHITESPACE</text:span><text:line-break/>[<text:span text:style-name="rststyle-codeblock-number">0</text:span>, <text:s text:c="2"/><text:span text:style-name="rststyle-codeblock-number">1</text:span>, <text:s/><text:span text:style-name="rststyle-codeblock-number">2</text:span>, <text:s/><text:span text:style-name="rststyle-codeblock-number">3</text:span>, <text:s/><text:span text:style-name="rststyle-codeblock-number">4</text:span>, <text:s/><text:span text:style-name="rststyle-codeblock-number">5</text:span>, <text:s/><text:span text:style-name="rststyle-codeblock-number">6</text:span>, <text:s/><text:span text:style-name="rststyle-codeblock-number">7</text:span>, <text:s/><text:span text:style-name="rststyle-codeblock-number">8</text:span>, <text:s/><text:span text:style-name="rststyle-codeblock-number">9</text:span>,<text:line-break/><text:span text:style-name="rststyle-codeblock-number">10</text:span>, <text:s/><text:span text:style-name="rststyle-codeblock-number">11</text:span>, <text:span text:style-name="rststyle-codeblock-number">12</text:span>, <text:span text:style-name="rststyle-codeblock-number">13</text:span>, <text:span text:style-name="rststyle-codeblock-number">14</text:span>, <text:span text:style-name="rststyle-codeblock-number">15</text:span>, <text:span text:style-name="rststyle-codeblock-number">16</text:span>, <text:span text:style-name="rststyle-codeblock-number">17</text:span>, <text:span text:style-name="rststyle-codeblock-number">18</text:span>, <text:span text:style-name="rststyle-codeblock-number">19</text:span>]<text:line-break/></text:p>
        <text:p text:style-name="rststyle-codeblock"><text:span text:style-name="rststyle-codeblock-operator">&gt;&gt;</text:span><text:span text:style-name="rststyle-codeblock-operator">&gt;</text:span> <text:span text:style-name="rststyle-codeblock-keyword">print</text:span> range(<text:span text:style-name="rststyle-codeblock-number">20</text:span>) <text:span text:style-name="rststyle-codeblock-comment"># doctest: +ELLIPSIS, +NORMALIZE_WHITESPACE</text:span><text:line-break/>[<text:span text:style-name="rststyle-codeblock-number">0</text:span>, <text:s text:c="3"/><text:span text:style-name="rststyle-codeblock-number">1</text:span>, <text:span text:style-name="rststyle-codeblock-operator">.</text:span><text:span text:style-name="rststyle-codeblock-operator">.</text:span><text:span text:style-name="rststyle-codeblock-operator">.</text:span>, <text:s text:c="2"/><text:span text:style-name="rststyle-codeblock-number">18</text:span>, <text:s text:c="3"/><text:span text:style-name="rststyle-codeblock-number">19</text:span>]<text:line-break/></text:p>
        <text:p text:style-name="rststyle-codeblock"><text:span text:style-name="rststyle-codeblock-operator">&gt;&gt;</text:span><text:span text:style-name="rststyle-codeblock-operator">&gt;</text:span> (<text:span text:style-name="rststyle-codeblock-number">1</text:span>, <text:span text:style-name="rststyle-codeblock-number">2</text:span>)[<text:span text:style-name="rststyle-codeblock-number">3</text:span>] <text:span text:style-name="rststyle-codeblock-operator">=</text:span> <text:span text:style-name="rststyle-codeblock-string">'</text:span><text:span text:style-name="rststyle-codeblock-string">moo</text:span><text:span text:style-name="rststyle-codeblock-string">'</text:span> <text:span text:style-name="rststyle-codeblock-comment">#doctest: +IGNORE_EXCEPTION_DETAIL</text:span><text:line-break/><text:span text:style-name="rststyle-codeblock-name">Traceback</text:span> (<text:span text:style-name="rststyle-codeblock-name">most</text:span> <text:span text:style-name="rststyle-codeblock-name">recent</text:span> <text:span text:style-name="rststyle-codeblock-name">call</text:span> <text:span text:style-name="rststyle-codeblock-name">last</text:span>):<text:line-break/> <text:s/><text:span text:style-name="rststyle-codeblock-name">File</text:span> <text:span text:style-name="rststyle-codeblock-string">"</text:span><text:span text:style-name="rststyle-codeblock-string">&lt;stdin&gt;</text:span><text:span text:style-name="rststyle-codeblock-string">"</text:span>, <text:span text:style-name="rststyle-codeblock-name">line</text:span> <text:span text:style-name="rststyle-codeblock-number">1</text:span>, in ?<text:line-break/>TypeError: object <text:span text:style-name="rststyle-codeblock-name">doesn</text:span><text:span text:style-name="rststyle-codeblock-string">'</text:span><text:span text:style-name="rststyle-codeblock-string">t support item assignment</text:span><text:line-break/></text:p>
      </text:section>
      <text:section text:style-name="Sect1" text:name="Section8">
        <text:list xml:id="list1582495120" text:continue-numbering="true" text:style-name="Outline">
          <text:list-item>
            <text:h text:style-name="rststyle-heading1" text:outline-level="1">Common issues</text:h>
          </text:list-item>
        </text:list>
        <text:p text:style-name="rststyle-textbody">Dealing with dicts.</text:p>
        <text:p text:style-name="rststyle-codeblock"><text:span text:style-name="rststyle-codeblock-operator">&gt;&gt;</text:span><text:span text:style-name="rststyle-codeblock-operator">&gt;</text:span> <text:span text:style-name="rststyle-codeblock-name">foo</text:span> <text:span text:style-name="rststyle-codeblock-operator">=</text:span> dict(<text:span text:style-name="rststyle-codeblock-name">a</text:span><text:span text:style-name="rststyle-codeblock-operator">=</text:span><text:span text:style-name="rststyle-codeblock-number">1</text:span>, <text:span text:style-name="rststyle-codeblock-name">b</text:span><text:span text:style-name="rststyle-codeblock-operator">=</text:span><text:span text:style-name="rststyle-codeblock-string">"</text:span><text:span text:style-name="rststyle-codeblock-string">hello</text:span><text:span text:style-name="rststyle-codeblock-string">"</text:span>, <text:span text:style-name="rststyle-codeblock-name">c</text:span><text:span text:style-name="rststyle-codeblock-operator">=</text:span><text:span text:style-name="rststyle-codeblock-string">"</text:span><text:span text:style-name="rststyle-codeblock-string">bye</text:span><text:span text:style-name="rststyle-codeblock-string">"</text:span>)<text:line-break/><text:span text:style-name="rststyle-codeblock-operator">&gt;&gt;</text:span><text:span text:style-name="rststyle-codeblock-operator">&gt;</text:span> <text:span text:style-name="rststyle-codeblock-name">foo</text:span> <text:span text:style-name="rststyle-codeblock-comment"># this might fail</text:span><text:line-break/>{<text:span text:style-name="rststyle-codeblock-string">'</text:span><text:span text:style-name="rststyle-codeblock-string">a</text:span><text:span text:style-name="rststyle-codeblock-string">'</text:span>: <text:span text:style-name="rststyle-codeblock-number">1</text:span>, <text:span text:style-name="rststyle-codeblock-string">'</text:span><text:span text:style-name="rststyle-codeblock-string">c</text:span><text:span text:style-name="rststyle-codeblock-string">'</text:span>: <text:span text:style-name="rststyle-codeblock-string">'</text:span><text:span text:style-name="rststyle-codeblock-string">bye</text:span><text:span text:style-name="rststyle-codeblock-string">'</text:span>, <text:span text:style-name="rststyle-codeblock-string">'</text:span><text:span text:style-name="rststyle-codeblock-string">b</text:span><text:span text:style-name="rststyle-codeblock-string">'</text:span>: <text:span text:style-name="rststyle-codeblock-string">'</text:span><text:span text:style-name="rststyle-codeblock-string">hello</text:span><text:span text:style-name="rststyle-codeblock-string">'</text:span>}<text:line-break/></text:p>
        <text:p text:style-name="rststyle-textbody">Workaround is to sort the keys</text:p>
        <text:p text:style-name="rststyle-codeblock"><text:span text:style-name="rststyle-codeblock-operator">&gt;&gt;</text:span><text:span text:style-name="rststyle-codeblock-operator">&gt;</text:span> <text:span text:style-name="rststyle-codeblock-name">items</text:span> <text:span text:style-name="rststyle-codeblock-operator">=</text:span> <text:span text:style-name="rststyle-codeblock-name">foo</text:span><text:span text:style-name="rststyle-codeblock-operator">.</text:span><text:span text:style-name="rststyle-codeblock-name">items</text:span>()<text:line-break/><text:span text:style-name="rststyle-codeblock-operator">&gt;&gt;</text:span><text:span text:style-name="rststyle-codeblock-operator">&gt;</text:span> <text:span text:style-name="rststyle-codeblock-name">items</text:span><text:span text:style-name="rststyle-codeblock-operator">.</text:span><text:span text:style-name="rststyle-codeblock-name">sort</text:span>()<text:line-break/><text:span text:style-name="rststyle-codeblock-operator">&gt;&gt;</text:span><text:span text:style-name="rststyle-codeblock-operator">&gt;</text:span> <text:span text:style-name="rststyle-codeblock-name">items</text:span><text:line-break/>[(<text:span text:style-name="rststyle-codeblock-string">'</text:span><text:span text:style-name="rststyle-codeblock-string">a</text:span><text:span text:style-name="rststyle-codeblock-string">'</text:span>, <text:span text:style-name="rststyle-codeblock-number">1</text:span>), (<text:span text:style-name="rststyle-codeblock-string">'</text:span><text:span text:style-name="rststyle-codeblock-string">b</text:span><text:span text:style-name="rststyle-codeblock-string">'</text:span>, <text:span text:style-name="rststyle-codeblock-string">'</text:span><text:span text:style-name="rststyle-codeblock-string">hello</text:span><text:span text:style-name="rststyle-codeblock-string">'</text:span>), (<text:span text:style-name="rststyle-codeblock-string">'</text:span><text:span text:style-name="rststyle-codeblock-string">c</text:span><text:span text:style-name="rststyle-codeblock-string">'</text:span>, <text:span text:style-name="rststyle-codeblock-string">'</text:span><text:span text:style-name="rststyle-codeblock-string">bye</text:span><text:span text:style-name="rststyle-codeblock-string">'</text:span>)]<text:line-break/></text:p>
        <text:p text:style-name="rststyle-textbody">Dealing with addresses</text:p>
        <text:p text:style-name="rststyle-codeblock"><text:span text:style-name="rststyle-codeblock-operator">&gt;&gt;</text:span><text:span text:style-name="rststyle-codeblock-operator">&gt;</text:span> <text:span text:style-name="rststyle-codeblock-keyword">class</text:span> <text:span text:style-name="rststyle-codeblock-classname">C</text:span>: <text:span text:style-name="rststyle-codeblock-keyword">pass</text:span><text:line-break/><text:span text:style-name="rststyle-codeblock-operator">&gt;&gt;</text:span><text:span text:style-name="rststyle-codeblock-operator">&gt;</text:span> <text:span text:style-name="rststyle-codeblock-name">c</text:span> <text:span text:style-name="rststyle-codeblock-operator">=</text:span> <text:span text:style-name="rststyle-codeblock-name">C</text:span>()<text:line-break/><text:span text:style-name="rststyle-codeblock-operator">&gt;&gt;</text:span><text:span text:style-name="rststyle-codeblock-operator">&gt;</text:span> <text:span text:style-name="rststyle-codeblock-name">c</text:span> <text:span text:style-name="rststyle-codeblock-comment"># will most likely fail</text:span><text:line-break/><text:span text:style-name="rststyle-codeblock-operator">&lt;</text:span><text:span text:style-name="rststyle-codeblock-name">__main__</text:span><text:span text:style-name="rststyle-codeblock-operator">.</text:span><text:span text:style-name="rststyle-codeblock-name">C</text:span> <text:span text:style-name="rststyle-codeblock-name">instance</text:span> <text:span text:style-name="rststyle-codeblock-name">at</text:span> <text:span text:style-name="rststyle-codeblock-number">0</text:span><text:span text:style-name="rststyle-codeblock-name">xb7a210ec</text:span><text:span text:style-name="rststyle-codeblock-operator">&gt;</text:span><text:line-break/><text:span text:style-name="rststyle-codeblock-operator">&gt;&gt;</text:span><text:span text:style-name="rststyle-codeblock-operator">&gt;</text:span> <text:span text:style-name="rststyle-codeblock-name">c</text:span> <text:span text:style-name="rststyle-codeblock-comment">#doctest: +ELLIPSIS</text:span><text:line-break/><text:span text:style-name="rststyle-codeblock-operator">&lt;</text:span><text:span text:style-name="rststyle-codeblock-name">__main__</text:span><text:span text:style-name="rststyle-codeblock-operator">.</text:span><text:span text:style-name="rststyle-codeblock-name">C</text:span> <text:span text:style-name="rststyle-codeblock-name">instance</text:span> <text:span text:style-name="rststyle-codeblock-name">at</text:span> <text:span text:style-name="rststyle-codeblock-number">0</text:span><text:span text:style-name="rststyle-codeblock-name">x</text:span><text:span text:style-name="rststyle-codeblock-operator">.</text:span><text:span text:style-name="rststyle-codeblock-operator">.</text:span><text:span text:style-name="rststyle-codeblock-operator">.</text:span><text:span text:style-name="rststyle-codeblock-operator">&gt;</text:span><text:line-break/></text:p>
      </text:section>
      <text:section text:style-name="Sect1" text:name="Section9">
        <text:list xml:id="list2094222142" text:continue-numbering="true" text:style-name="Outline">
          <text:list-item>
            <text:h text:style-name="rststyle-heading1" text:outline-level="1">Running <text:span text:style-name="rststyle-inlineliteral">doctest</text:span></text:h>
          </text:list-item>
        </text:list>
        <text:p text:style-name="rststyle-codeblock">import doctest<text:line-break/><text:span text:style-name="rststyle-codeblock-name">doctest</text:span><text:span text:style-name="rststyle-codeblock-operator">.</text:span><text:span text:style-name="rststyle-codeblock-name">testmod</text:span>()<text:line-break/></text:p>
        <text:section text:style-name="Sect1" text:name="Section10">
          <text:list xml:id="list206807694" text:continue-numbering="true" text:style-name="Outline">
            <text:list-item>
              <text:list>
                <text:list-item>
                  <text:h text:style-name="rststyle-heading2" text:outline-level="2">Testing links</text:h>
                </text:list-item>
              </text:list>
            </text:list-item>
          </text:list>
          <text:list xml:id="list1732571911" text:style-name="rststyle-blockquote-bulletlist">
            <text:list-item>
              <text:p text:style-name="P1">Python Testing Tools Taxonomy (http://pycheesecake.org)</text:p>
            </text:list-item>
            <text:list-item>
              <text:p text:style-name="P1">TIP - Testing in Python mailing list</text:p>
            </text:list-item>
          </text:list>
        </text:section>
        <text:section text:style-name="Sect1" text:name="Section11">
          <text:list xml:id="list1422895916" text:continue-list="list206807694" text:style-name="Outline">
            <text:list-item>
              <text:list>
                <text:list-item>
                  <text:h text:style-name="rststyle-heading2" text:outline-level="2"><text:soft-page-break/>Functional Programming</text:h>
                </text:list-item>
              </text:list>
            </text:list-item>
          </text:list>
        </text:section>
      </text:section>
      <text:section text:style-name="Sect1" text:name="Section12">
        <text:list xml:id="list1702151557" text:continue-numbering="true" text:style-name="Outline">
          <text:list-item>
            <text:h text:style-name="rststyle-heading1" text:outline-level="1"><text:span text:style-name="rststyle-inlineliteral">lambda</text:span></text:h>
          </text:list-item>
        </text:list>
        <text:p text:style-name="rststyle-textbody">Create simple functions</text:p>
        <text:p text:style-name="rststyle-codeblock"><text:span text:style-name="rststyle-codeblock-operator">&gt;&gt;</text:span><text:span text:style-name="rststyle-codeblock-operator">&gt;</text:span> <text:span text:style-name="rststyle-codeblock-keyword">def</text:span> <text:span text:style-name="rststyle-codeblock-functionname">mul</text:span>(<text:span text:style-name="rststyle-codeblock-name">a</text:span>, <text:span text:style-name="rststyle-codeblock-name">b</text:span>):<text:line-break/><text:span text:style-name="rststyle-codeblock-operator">.</text:span><text:span text:style-name="rststyle-codeblock-operator">.</text:span><text:span text:style-name="rststyle-codeblock-operator">.</text:span> <text:s text:c="4"/><text:span text:style-name="rststyle-codeblock-keyword">return</text:span> <text:span text:style-name="rststyle-codeblock-name">a</text:span> <text:span text:style-name="rststyle-codeblock-operator">*</text:span> <text:span text:style-name="rststyle-codeblock-name">b</text:span><text:line-break/><text:span text:style-name="rststyle-codeblock-operator">&gt;&gt;</text:span><text:span text:style-name="rststyle-codeblock-operator">&gt;</text:span> <text:span text:style-name="rststyle-codeblock-name">mul_2</text:span> <text:span text:style-name="rststyle-codeblock-operator">=</text:span> <text:span text:style-name="rststyle-codeblock-keyword">lambda</text:span> <text:span text:style-name="rststyle-codeblock-name">a</text:span>, <text:span text:style-name="rststyle-codeblock-name">b</text:span>: <text:span text:style-name="rststyle-codeblock-name">a</text:span><text:span text:style-name="rststyle-codeblock-operator">*</text:span><text:span text:style-name="rststyle-codeblock-name">b</text:span><text:line-break/><text:span text:style-name="rststyle-codeblock-operator">&gt;&gt;</text:span><text:span text:style-name="rststyle-codeblock-operator">&gt;</text:span> <text:span text:style-name="rststyle-codeblock-name">mul_2</text:span>(<text:span text:style-name="rststyle-codeblock-number">4</text:span>, <text:span text:style-name="rststyle-codeblock-number">5</text:span>) <text:span text:style-name="rststyle-codeblock-operator">==</text:span> <text:span text:style-name="rststyle-codeblock-name">mul</text:span>(<text:span text:style-name="rststyle-codeblock-number">4</text:span>,<text:span text:style-name="rststyle-codeblock-number">5</text:span>)<text:line-break/>True<text:line-break/></text:p>
      </text:section>
      <text:section text:style-name="Sect1" text:name="Section13">
        <text:list xml:id="list1569530738" text:continue-numbering="true" text:style-name="Outline">
          <text:list-item>
            <text:h text:style-name="rststyle-heading1" text:outline-level="1"><text:span text:style-name="rststyle-inlineliteral">map</text:span></text:h>
          </text:list-item>
        </text:list>
        <text:p text:style-name="rststyle-textbody">Apply a function to items of a sequence</text:p>
        <text:p text:style-name="rststyle-codeblock"><text:span text:style-name="rststyle-codeblock-operator">&gt;&gt;</text:span><text:span text:style-name="rststyle-codeblock-operator">&gt;</text:span> map(str, range(<text:span text:style-name="rststyle-codeblock-number">3</text:span>))<text:line-break/>[<text:span text:style-name="rststyle-codeblock-string">'</text:span><text:span text:style-name="rststyle-codeblock-string">0</text:span><text:span text:style-name="rststyle-codeblock-string">'</text:span>, <text:span text:style-name="rststyle-codeblock-string">'</text:span><text:span text:style-name="rststyle-codeblock-string">1</text:span><text:span text:style-name="rststyle-codeblock-string">'</text:span>, <text:span text:style-name="rststyle-codeblock-string">'</text:span><text:span text:style-name="rststyle-codeblock-string">2</text:span><text:span text:style-name="rststyle-codeblock-string">'</text:span>]<text:line-break/></text:p>
      </text:section>
      <text:section text:style-name="Sect1" text:name="Section14">
        <text:list xml:id="list1730937920" text:continue-numbering="true" text:style-name="Outline">
          <text:list-item>
            <text:h text:style-name="rststyle-heading1" text:outline-level="1"><text:span text:style-name="rststyle-inlineliteral">reduce</text:span></text:h>
          </text:list-item>
        </text:list>
        <text:p text:style-name="rststyle-textbody">Apply a function to pairs of the sequence</text:p>
        <text:p text:style-name="rststyle-codeblock"><text:span text:style-name="rststyle-codeblock-operator">&gt;&gt;</text:span><text:span text:style-name="rststyle-codeblock-operator">&gt;</text:span> import operator<text:line-break/><text:span text:style-name="rststyle-codeblock-operator">&gt;&gt;</text:span><text:span text:style-name="rststyle-codeblock-operator">&gt;</text:span> reduce(<text:span text:style-name="rststyle-codeblock-name">operator</text:span><text:span text:style-name="rststyle-codeblock-operator">.</text:span><text:span text:style-name="rststyle-codeblock-name">mul</text:span>, [<text:span text:style-name="rststyle-codeblock-number">1</text:span>,<text:span text:style-name="rststyle-codeblock-number">2</text:span>,<text:span text:style-name="rststyle-codeblock-number">3</text:span>,<text:span text:style-name="rststyle-codeblock-number">4</text:span>])<text:line-break/><text:span text:style-name="rststyle-codeblock-number">24</text:span> <text:span text:style-name="rststyle-codeblock-comment"># ((1 * 2) * 3) * 4</text:span><text:line-break/></text:p>
      </text:section>
      <text:section text:style-name="Sect1" text:name="Section15">
        <text:list xml:id="list1538896833" text:continue-numbering="true" text:style-name="Outline">
          <text:list-item>
            <text:h text:style-name="rststyle-heading1" text:outline-level="1"><text:span text:style-name="rststyle-inlineliteral">filter</text:span></text:h>
          </text:list-item>
        </text:list>
        <text:p text:style-name="rststyle-textbody">Return a sequence items for which <text:span text:style-name="rststyle-inlineliteral">function(item)</text:span> is <text:span text:style-name="rststyle-inlineliteral">True</text:span></text:p>
        <text:p text:style-name="rststyle-codeblock"><text:span text:style-name="rststyle-codeblock-operator">&gt;&gt;</text:span><text:span text:style-name="rststyle-codeblock-operator">&gt;</text:span> filter(<text:span text:style-name="rststyle-codeblock-keyword">lambda</text:span> <text:span text:style-name="rststyle-codeblock-name">x</text:span>:<text:span text:style-name="rststyle-codeblock-name">x</text:span> <text:span text:style-name="rststyle-codeblock-operator">&gt;</text:span><text:span text:style-name="rststyle-codeblock-operator">=</text:span> <text:span text:style-name="rststyle-codeblock-number">0</text:span>, [<text:span text:style-name="rststyle-codeblock-number">0</text:span>, <text:span text:style-name="rststyle-codeblock-operator">-</text:span><text:span text:style-name="rststyle-codeblock-number">1</text:span>, <text:span text:style-name="rststyle-codeblock-number">3</text:span>, <text:span text:style-name="rststyle-codeblock-number">4</text:span>, <text:span text:style-name="rststyle-codeblock-operator">-</text:span><text:span text:style-name="rststyle-codeblock-number">2</text:span>])<text:line-break/>[<text:span text:style-name="rststyle-codeblock-number">0</text:span>, <text:span text:style-name="rststyle-codeblock-number">3</text:span>, <text:span text:style-name="rststyle-codeblock-number">4</text:span>]<text:line-break/></text:p>
      </text:section>
      <text:section text:style-name="Sect1" text:name="Section16">
        <text:list xml:id="list1436580841" text:continue-numbering="true" text:style-name="Outline">
          <text:list-item>
            <text:h text:style-name="rststyle-heading1" text:outline-level="1">Notes about "functional" programming in <text:span text:style-name="rststyle-emphasis">Python</text:span></text:h>
          </text:list-item>
        </text:list>
        <text:list xml:id="list1360141486" text:style-name="rststyle-blockquote-bulletlist">
          <text:list-item>
            <text:p text:style-name="P1"><text:span text:style-name="rststyle-inlineliteral">sum</text:span> or <text:span text:style-name="rststyle-inlineliteral">for</text:span> loop can replace <text:span text:style-name="rststyle-inlineliteral">reduce</text:span></text:p>
          </text:list-item>
          <text:list-item>
            <text:p text:style-name="P1">List comprehensions replace <text:span text:style-name="rststyle-inlineliteral">map</text:span> and <text:span text:style-name="rststyle-inlineliteral">filter</text:span></text:p>
          </text:list-item>
        </text:list>
      </text:section>
      <text:section text:style-name="Sect1" text:name="Section17">
        <text:list xml:id="list1388452427" text:continue-list="list1436580841" text:style-name="Outline">
          <text:list-item>
            <text:h text:style-name="rststyle-heading1" text:outline-level="1"><text:span text:style-name="rststyle-inlineliteral">*args</text:span> and <text:span text:style-name="rststyle-inlineliteral">**kw</text:span></text:h>
          </text:list-item>
        </text:list>
        <text:p text:style-name="rststyle-codeblock"><text:span text:style-name="rststyle-codeblock-operator">&gt;&gt;</text:span><text:span text:style-name="rststyle-codeblock-operator">&gt;</text:span> <text:span text:style-name="rststyle-codeblock-keyword">def</text:span> <text:span text:style-name="rststyle-codeblock-functionname">param_func</text:span>(<text:span text:style-name="rststyle-codeblock-name">a</text:span>, <text:span text:style-name="rststyle-codeblock-name">b</text:span><text:span text:style-name="rststyle-codeblock-operator">=</text:span><text:span text:style-name="rststyle-codeblock-string">'</text:span><text:span text:style-name="rststyle-codeblock-string">b</text:span><text:span text:style-name="rststyle-codeblock-string">'</text:span>, <text:span text:style-name="rststyle-codeblock-operator">*</text:span><text:span text:style-name="rststyle-codeblock-name">args</text:span>, <text:span text:style-name="rststyle-codeblock-operator">*</text:span><text:span text:style-name="rststyle-codeblock-operator">*</text:span><text:span text:style-name="rststyle-codeblock-name">kw</text:span>):<text:line-break/><text:span text:style-name="rststyle-codeblock-operator">.</text:span><text:span text:style-name="rststyle-codeblock-operator">.</text:span><text:span text:style-name="rststyle-codeblock-operator">.</text:span> <text:s text:c="4"/><text:span text:style-name="rststyle-codeblock-keyword">print</text:span> [<text:span text:style-name="rststyle-codeblock-name">x</text:span> <text:span text:style-name="rststyle-codeblock-keyword">for</text:span> <text:span text:style-name="rststyle-codeblock-name">x</text:span> in [<text:span text:style-name="rststyle-codeblock-name">a</text:span>, <text:span text:style-name="rststyle-codeblock-name">b</text:span>, <text:span text:style-name="rststyle-codeblock-name">args</text:span>, <text:span text:style-name="rststyle-codeblock-name">kw</text:span>]]<text:line-break/><text:span text:style-name="rststyle-codeblock-operator">&gt;&gt;</text:span><text:span text:style-name="rststyle-codeblock-operator">&gt;</text:span> <text:span text:style-name="rststyle-codeblock-name">param_func</text:span>(<text:span text:style-name="rststyle-codeblock-number">2</text:span>, <text:span text:style-name="rststyle-codeblock-string">'</text:span><text:span text:style-name="rststyle-codeblock-string">c</text:span><text:span text:style-name="rststyle-codeblock-string">'</text:span>, <text:span text:style-name="rststyle-codeblock-string">'</text:span><text:span text:style-name="rststyle-codeblock-string">d</text:span><text:span text:style-name="rststyle-codeblock-string">'</text:span>, <text:span text:style-name="rststyle-codeblock-string">'</text:span><text:span text:style-name="rststyle-codeblock-string">e,</text:span><text:span text:style-name="rststyle-codeblock-string">'</text:span>)<text:line-break/>[<text:span text:style-name="rststyle-codeblock-number">2</text:span>, <text:span text:style-name="rststyle-codeblock-string">'</text:span><text:span text:style-name="rststyle-codeblock-string">c</text:span><text:span text:style-name="rststyle-codeblock-string">'</text:span>, (<text:span text:style-name="rststyle-codeblock-string">'</text:span><text:span text:style-name="rststyle-codeblock-string">d</text:span><text:span text:style-name="rststyle-codeblock-string">'</text:span>, <text:span text:style-name="rststyle-codeblock-string">'</text:span><text:span text:style-name="rststyle-codeblock-string">e,</text:span><text:span text:style-name="rststyle-codeblock-string">'</text:span>), {}]<text:line-break/><text:span text:style-name="rststyle-codeblock-operator">&gt;&gt;</text:span><text:span text:style-name="rststyle-codeblock-operator">&gt;</text:span> <text:span text:style-name="rststyle-codeblock-name">args</text:span> <text:span text:style-name="rststyle-codeblock-operator">=</text:span> (<text:span text:style-name="rststyle-codeblock-string">'</text:span><text:span text:style-name="rststyle-codeblock-string">f</text:span><text:span text:style-name="rststyle-codeblock-string">'</text:span>, <text:span text:style-name="rststyle-codeblock-string">'</text:span><text:span text:style-name="rststyle-codeblock-string">g</text:span><text:span text:style-name="rststyle-codeblock-string">'</text:span>)<text:line-break/><text:span text:style-name="rststyle-codeblock-operator">&gt;&gt;</text:span><text:span text:style-name="rststyle-codeblock-operator">&gt;</text:span> <text:span text:style-name="rststyle-codeblock-name">param_func</text:span>(<text:span text:style-name="rststyle-codeblock-number">3</text:span>, <text:span text:style-name="rststyle-codeblock-name">args</text:span>)<text:line-break/>[<text:span text:style-name="rststyle-codeblock-number">3</text:span>, (<text:span text:style-name="rststyle-codeblock-string">'</text:span><text:span text:style-name="rststyle-codeblock-string">f</text:span><text:span text:style-name="rststyle-codeblock-string">'</text:span>, <text:span text:style-name="rststyle-codeblock-string">'</text:span><text:span text:style-name="rststyle-codeblock-string">g</text:span><text:span text:style-name="rststyle-codeblock-string">'</text:span>), (), {}]<text:line-break/><text:span text:style-name="rststyle-codeblock-operator">&gt;&gt;</text:span><text:span text:style-name="rststyle-codeblock-operator">&gt;</text:span> <text:span text:style-name="rststyle-codeblock-name">param_func</text:span>(<text:span text:style-name="rststyle-codeblock-number">4</text:span>, <text:span text:style-name="rststyle-codeblock-operator">*</text:span><text:span text:style-name="rststyle-codeblock-name">args</text:span>) <text:span text:style-name="rststyle-codeblock-comment"># tricksey!</text:span><text:line-break/>[<text:span text:style-name="rststyle-codeblock-number">4</text:span>, <text:span text:style-name="rststyle-codeblock-string">'</text:span><text:span text:style-name="rststyle-codeblock-string">f</text:span><text:span text:style-name="rststyle-codeblock-string">'</text:span>, (<text:span text:style-name="rststyle-codeblock-string">'</text:span><text:span text:style-name="rststyle-codeblock-string">g</text:span><text:span text:style-name="rststyle-codeblock-string">'</text:span>,), {}]<text:line-break/><text:span text:style-name="rststyle-codeblock-operator">&gt;&gt;</text:span><text:span text:style-name="rststyle-codeblock-operator">&gt;</text:span> <text:span text:style-name="rststyle-codeblock-name">param_func</text:span>(<text:span text:style-name="rststyle-codeblock-operator">*</text:span><text:span text:style-name="rststyle-codeblock-name">args</text:span>) <text:span text:style-name="rststyle-codeblock-comment"># tricksey!</text:span><text:line-break/>[<text:span text:style-name="rststyle-codeblock-string">'</text:span><text:span text:style-name="rststyle-codeblock-string">f</text:span><text:span text:style-name="rststyle-codeblock-string">'</text:span>, <text:span text:style-name="rststyle-codeblock-string">'</text:span><text:span text:style-name="rststyle-codeblock-string">g</text:span><text:span text:style-name="rststyle-codeblock-string">'</text:span>, (), {}]<text:line-break/><text:span text:style-name="rststyle-codeblock-operator">&gt;&gt;</text:span><text:span text:style-name="rststyle-codeblock-operator">&gt;</text:span> <text:span text:style-name="rststyle-codeblock-name">param_func</text:span>(<text:span text:style-name="rststyle-codeblock-number">5</text:span>, <text:span text:style-name="rststyle-codeblock-string">'</text:span><text:span text:style-name="rststyle-codeblock-string">x</text:span><text:span text:style-name="rststyle-codeblock-string">'</text:span>, <text:span text:style-name="rststyle-codeblock-operator">*</text:span><text:span text:style-name="rststyle-codeblock-name">args</text:span>)<text:line-break/>[<text:span text:style-name="rststyle-codeblock-number">5</text:span>, <text:span text:style-name="rststyle-codeblock-string">'</text:span><text:span text:style-name="rststyle-codeblock-string">x</text:span><text:span text:style-name="rststyle-codeblock-string">'</text:span>, (<text:span text:style-name="rststyle-codeblock-string">'</text:span><text:span text:style-name="rststyle-codeblock-string">f</text:span><text:span text:style-name="rststyle-codeblock-string">'</text:span>, <text:span text:style-name="rststyle-codeblock-string">'</text:span><text:span text:style-name="rststyle-codeblock-string">g</text:span><text:span text:style-name="rststyle-codeblock-string">'</text:span>), {}]<text:line-break/><text:span text:style-name="rststyle-codeblock-operator">&gt;&gt;</text:span><text:span text:style-name="rststyle-codeblock-operator">&gt;</text:span> <text:span text:style-name="rststyle-codeblock-name">param_func</text:span>(<text:span text:style-name="rststyle-codeblock-number">6</text:span>, <text:span text:style-name="rststyle-codeblock-operator">*</text:span><text:span text:style-name="rststyle-codeblock-operator">*</text:span>{<text:span text:style-name="rststyle-codeblock-string">'</text:span><text:span text:style-name="rststyle-codeblock-string">foo</text:span><text:span text:style-name="rststyle-codeblock-string">'</text:span>:<text:span text:style-name="rststyle-codeblock-string">'</text:span><text:span text:style-name="rststyle-codeblock-string">bar</text:span><text:span text:style-name="rststyle-codeblock-string">'</text:span>})<text:line-break/>[<text:span text:style-name="rststyle-codeblock-number">6</text:span>, <text:span text:style-name="rststyle-codeblock-string">'</text:span><text:span text:style-name="rststyle-codeblock-string">b</text:span><text:span text:style-name="rststyle-codeblock-string">'</text:span>, (), {<text:span text:style-name="rststyle-codeblock-string">'</text:span><text:span text:style-name="rststyle-codeblock-string">foo</text:span><text:span text:style-name="rststyle-codeblock-string">'</text:span>: <text:span text:style-name="rststyle-codeblock-string">'</text:span><text:span text:style-name="rststyle-codeblock-string">bar</text:span><text:span text:style-name="rststyle-codeblock-string">'</text:span>}]<text:line-break/></text:p>
      </text:section>
      <text:section text:style-name="Sect1" text:name="Section18">
        <text:list xml:id="list1833234872" text:continue-numbering="true" text:style-name="Outline">
          <text:list-item>
            <text:h text:style-name="rststyle-heading1" text:outline-level="1"><text:span text:style-name="rststyle-inlineliteral">apply</text:span></text:h>
          </text:list-item>
        </text:list>
        <text:p text:style-name="rststyle-textbody"><text:span text:style-name="rststyle-inlineliteral">apply</text:span> takes <text:span text:style-name="rststyle-inlineliteral">*args</text:span> and <text:span text:style-name="rststyle-inlineliteral">**kw</text:span> and calls a <text:span text:style-name="rststyle-emphasis">callable</text:span> with them</text:p>
        <text:p text:style-name="rststyle-codeblock"><text:span text:style-name="rststyle-codeblock-operator">&gt;&gt;</text:span><text:span text:style-name="rststyle-codeblock-operator">&gt;</text:span> apply(<text:span text:style-name="rststyle-codeblock-name">param_func</text:span>)<text:line-break/><text:span text:style-name="rststyle-codeblock-name">Traceback</text:span> (<text:span text:style-name="rststyle-codeblock-name">most</text:span> <text:span text:style-name="rststyle-codeblock-name">recent</text:span> <text:span text:style-name="rststyle-codeblock-name">call</text:span> <text:span text:style-name="rststyle-codeblock-name">last</text:span>):<text:line-break/> <text:s/><text:span text:style-name="rststyle-codeblock-operator">.</text:span><text:span text:style-name="rststyle-codeblock-operator">.</text:span><text:span text:style-name="rststyle-codeblock-operator">.</text:span><text:line-break/>TypeError: <text:span text:style-name="rststyle-codeblock-name">param_func</text:span>() <text:span text:style-name="rststyle-codeblock-name">takes</text:span> <text:span text:style-name="rststyle-codeblock-name">at</text:span> <text:span text:style-name="rststyle-codeblock-name">least</text:span> <text:span text:style-name="rststyle-codeblock-number">1</text:span> <text:span text:style-name="rststyle-codeblock-name">argument</text:span> (<text:span text:style-name="rststyle-codeblock-number">0</text:span> <text:span text:style-name="rststyle-codeblock-name">given</text:span>)<text:line-break/></text:p>
        <text:p text:style-name="rststyle-codeblock"><text:span text:style-name="rststyle-codeblock-operator">&gt;&gt;</text:span><text:span text:style-name="rststyle-codeblock-operator">&gt;</text:span> apply(<text:span text:style-name="rststyle-codeblock-name">param_func</text:span>, (<text:span text:style-name="rststyle-codeblock-number">2</text:span>,))<text:line-break/>[<text:span text:style-name="rststyle-codeblock-number">2</text:span>, <text:span text:style-name="rststyle-codeblock-string">'</text:span><text:span text:style-name="rststyle-codeblock-string">b</text:span><text:span text:style-name="rststyle-codeblock-string">'</text:span>, (), {}]<text:line-break/><text:span text:style-name="rststyle-codeblock-operator">&gt;&gt;</text:span><text:span text:style-name="rststyle-codeblock-operator">&gt;</text:span> apply(<text:span text:style-name="rststyle-codeblock-name">param_func</text:span>, (<text:span text:style-name="rststyle-codeblock-number">3</text:span>,), {<text:span text:style-name="rststyle-codeblock-string">'</text:span><text:span text:style-name="rststyle-codeblock-string">foo</text:span><text:span text:style-name="rststyle-codeblock-string">'</text:span>:<text:span text:style-name="rststyle-codeblock-string">'</text:span><text:span text:style-name="rststyle-codeblock-string">bar</text:span><text:span text:style-name="rststyle-codeblock-string">'</text:span>})<text:line-break/>[<text:span text:style-name="rststyle-codeblock-number">3</text:span>, <text:span text:style-name="rststyle-codeblock-string">'</text:span><text:span text:style-name="rststyle-codeblock-string">b</text:span><text:span text:style-name="rststyle-codeblock-string">'</text:span>, (), {<text:span text:style-name="rststyle-codeblock-string">'</text:span><text:span text:style-name="rststyle-codeblock-string">foo</text:span><text:span text:style-name="rststyle-codeblock-string">'</text:span>: <text:span text:style-name="rststyle-codeblock-string">'</text:span><text:span text:style-name="rststyle-codeblock-string">bar</text:span><text:span text:style-name="rststyle-codeblock-string">'</text:span>}]<text:line-break/></text:p>
      </text:section>
      <text:section text:style-name="Sect1" text:name="Section19">
        <text:list xml:id="list650401816" text:continue-numbering="true" text:style-name="Outline">
          <text:list-item>
            <text:h text:style-name="rststyle-heading1" text:outline-level="1">Decorator Template</text:h>
          </text:list-item>
        </text:list>
        <text:p text:style-name="rststyle-codeblock"><text:span text:style-name="rststyle-codeblock-operator">&gt;&gt;</text:span><text:span text:style-name="rststyle-codeblock-operator">&gt;</text:span> <text:span text:style-name="rststyle-codeblock-keyword">def</text:span> <text:span text:style-name="rststyle-codeblock-functionname">decorator</text:span>(<text:span text:style-name="rststyle-codeblock-name">func_to_decorate</text:span>):<text:line-break/><text:span text:style-name="rststyle-codeblock-operator">.</text:span><text:span text:style-name="rststyle-codeblock-operator">.</text:span><text:span text:style-name="rststyle-codeblock-operator">.</text:span> <text:s text:c="4"/><text:span text:style-name="rststyle-codeblock-comment"># update wrapper.__doc__ and .func_name</text:span><text:line-break/><text:span text:style-name="rststyle-codeblock-operator">.</text:span><text:span text:style-name="rststyle-codeblock-operator">.</text:span><text:span text:style-name="rststyle-codeblock-operator">.</text:span> <text:s text:c="4"/><text:span text:style-name="rststyle-codeblock-comment"># or @functools.wraps(wrapper)</text:span><text:line-break/><text:span text:style-name="rststyle-codeblock-operator">.</text:span><text:span text:style-name="rststyle-codeblock-operator">.</text:span><text:span text:style-name="rststyle-codeblock-operator">.</text:span> <text:s text:c="4"/><text:span text:style-name="rststyle-codeblock-keyword">def</text:span> <text:span text:style-name="rststyle-codeblock-functionname">wrapper</text:span>(<text:span text:style-name="rststyle-codeblock-operator">*</text:span><text:span text:style-name="rststyle-codeblock-name">args</text:span>, <text:span text:style-name="rststyle-codeblock-operator">*</text:span><text:span text:style-name="rststyle-codeblock-operator">*</text:span><text:span text:style-name="rststyle-codeblock-name">kw</text:span>):<text:line-break/><text:span text:style-name="rststyle-codeblock-operator">.</text:span><text:span text:style-name="rststyle-codeblock-operator">.</text:span><text:span text:style-name="rststyle-codeblock-operator">.</text:span> <text:s text:c="8"/><text:span text:style-name="rststyle-codeblock-comment"># do something before invocation</text:span><text:line-break/><text:span text:style-name="rststyle-codeblock-operator">.</text:span><text:span text:style-name="rststyle-codeblock-operator">.</text:span><text:span text:style-name="rststyle-codeblock-operator">.</text:span> <text:s text:c="8"/><text:span text:style-name="rststyle-codeblock-name">result</text:span> <text:span text:style-name="rststyle-codeblock-operator">=</text:span> <text:span text:style-name="rststyle-codeblock-name">func_to_decorate</text:span>(<text:span text:style-name="rststyle-codeblock-operator">*</text:span><text:span text:style-name="rststyle-codeblock-name">args</text:span>, <text:span text:style-name="rststyle-codeblock-operator">*</text:span><text:span text:style-name="rststyle-codeblock-operator">*</text:span><text:span text:style-name="rststyle-codeblock-name">kw</text:span>)<text:line-break/><text:span text:style-name="rststyle-codeblock-operator">.</text:span><text:span text:style-name="rststyle-codeblock-operator">.</text:span><text:span text:style-name="rststyle-codeblock-operator">.</text:span> <text:s text:c="8"/><text:span text:style-name="rststyle-codeblock-comment"># do something after</text:span><text:line-break/><text:span text:style-name="rststyle-codeblock-operator">.</text:span><text:span text:style-name="rststyle-codeblock-operator">.</text:span><text:span text:style-name="rststyle-codeblock-operator">.</text:span> <text:s text:c="8"/><text:span text:style-name="rststyle-codeblock-keyword">return</text:span> <text:span text:style-name="rststyle-codeblock-name">result</text:span><text:line-break/><text:span text:style-name="rststyle-codeblock-operator">.</text:span><text:span text:style-name="rststyle-codeblock-operator">.</text:span><text:span text:style-name="rststyle-codeblock-operator">.</text:span> <text:s text:c="4"/><text:span text:style-name="rststyle-codeblock-keyword">return</text:span> <text:span text:style-name="rststyle-codeblock-name">wrapper</text:span><text:line-break/></text:p>
      </text:section>
      <text:section text:style-name="Sect1" text:name="Section20">
        <text:list xml:id="list1991791106" text:continue-numbering="true" text:style-name="Outline">
          <text:list-item>
            <text:h text:style-name="rststyle-heading1" text:outline-level="1">Parameterized decorators (need 2 closures)</text:h>
          </text:list-item>
        </text:list>
        <text:p text:style-name="rststyle-codeblock"><text:span text:style-name="rststyle-codeblock-operator">&gt;&gt;&gt;</text:span> <text:span text:style-name="rststyle-codeblock-keyword">def</text:span> <text:span text:style-name="rststyle-codeblock-functionname">limit</text:span>(<text:span text:style-name="rststyle-codeblock-name">length</text:span>):<text:line-break/><text:span text:style-name="rststyle-codeblock-operator">...</text:span> <text:s text:c="4"/><text:span text:style-name="rststyle-codeblock-keyword">def</text:span> <text:span text:style-name="rststyle-codeblock-functionname">decorator</text:span>(<text:span text:style-name="rststyle-codeblock-name">function</text:span>):<text:line-break/><text:span text:style-name="rststyle-codeblock-operator">...</text:span> <text:s text:c="8"/><text:span text:style-name="rststyle-codeblock-keyword">def</text:span> <text:span text:style-name="rststyle-codeblock-functionname">wrapper</text:span>(<text:span text:style-name="rststyle-codeblock-operator">*</text:span><text:span text:style-name="rststyle-codeblock-name">args</text:span>, <text:span text:style-name="rststyle-codeblock-operator">**</text:span><text:span text:style-name="rststyle-codeblock-name">kw</text:span>):<text:line-break/><text:span text:style-name="rststyle-codeblock-operator">...</text:span> <text:s text:c="12"/><text:span text:style-name="rststyle-codeblock-name">result</text:span> <text:span text:style-name="rststyle-codeblock-operator">=</text:span> <text:span text:style-name="rststyle-codeblock-name">function</text:span>(<text:span text:style-name="rststyle-codeblock-operator">*</text:span><text:span text:style-name="rststyle-codeblock-name">args</text:span>, <text:span text:style-name="rststyle-codeblock-operator">**</text:span><text:span text:style-name="rststyle-codeblock-name">kw</text:span>)<text:line-break/><text:span text:style-name="rststyle-codeblock-operator">...</text:span> <text:s text:c="12"/><text:span text:style-name="rststyle-codeblock-name">result</text:span> <text:span text:style-name="rststyle-codeblock-operator">=</text:span> <text:span text:style-name="rststyle-codeblock-name">result</text:span>[:<text:span text:style-name="rststyle-codeblock-name">length</text:span>]<text:line-break/><text:span text:style-name="rststyle-codeblock-operator">...</text:span> <text:s text:c="12"/><text:span text:style-name="rststyle-codeblock-keyword">return</text:span> <text:span text:style-name="rststyle-codeblock-name">result</text:span><text:line-break/><text:span text:style-name="rststyle-codeblock-operator">...</text:span> <text:s text:c="8"/><text:span text:style-name="rststyle-codeblock-keyword">return</text:span> <text:span text:style-name="rststyle-codeblock-name">wrapper</text:span><text:line-break/><text:span text:style-name="rststyle-codeblock-operator">...</text:span> <text:s text:c="4"/><text:span text:style-name="rststyle-codeblock-keyword">return</text:span> <text:span text:style-name="rststyle-codeblock-name">decorator</text:span><text:lin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Envy Code R" svg:font-family="'Envy Code R'" style:font-adornments="Regular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top="0in" fo:margin-bottom="0in" style:page-number="auto" fo:background-color="transparent">
        <style:background-image/>
      </style:paragraph-properties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  <style:text-properties fo:font-size="8pt"/>
    </style:style>
    <style:style style:name="rststyle-blockindent" style:family="paragraph">
      <style:paragraph-properties fo:margin-left="0.3937in" fo:margin-right="0in" fo:text-indent="0in" style:auto-text-indent="false"/>
      <style:text-properties fo:font-size="8pt"/>
    </style:style>
    <style:style style:name="rststyle-heading1" style:family="paragraph" style:parent-style-name="Heading_20_1" style:next-style-name="Text_20_body" style:default-outline-level="1" style:list-style-name="Outline">
      <style:paragraph-properties fo:background-color="#c0c0c0">
        <style:background-image/>
      </style:paragraph-properties>
      <style:text-properties fo:font-size="10pt"/>
    </style:style>
    <style:style style:name="rststyle-heading2" style:family="paragraph" style:parent-style-name="Heading_20_2" style:next-style-name="Text_20_body" style:default-outline-level="2" style:list-style-name="Outline">
      <style:paragraph-properties fo:background-color="#e6e6e6">
        <style:background-image/>
      </style:paragraph-properties>
      <style:text-properties fo:font-size="9pt"/>
    </style:style>
    <style:style style:name="rststyle-heading3" style:family="paragraph" style:parent-style-name="Heading_20_3" style:next-style-name="Text_20_body" style:default-outline-level="" style:list-style-name=""/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  <style:text-properties fo:font-size="8pt"/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text-properties fo:font-size="9pt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transparent" fo:padding="0.0201in" fo:border="0.0008in solid #000000" style:shadow="#000000 0.0201in 0.0201in">
        <style:background-image/>
      </style:paragraph-properties>
      <style:text-properties style:font-name="Envy Code R" fo:font-size="8pt"/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2in" fo:margin-right="0.2in" fo:text-indent="0in" style:auto-text-indent="false" fo:background-color="transparent">
        <style:background-image/>
      </style:paragraph-properties>
      <style:text-properties fo:font-size="9pt"/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text-properties fo:font-size="12pt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style:font-name="Envy Code R" fo:font-size="8pt" fo:background-color="transparent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style:font-name="Envy Code R" fo:background-color="transparent"/>
    </style:style>
    <style:style style:name="rststyle-codeblock-string" style:family="text" style:parent-style-name="Teletype">
      <style:text-properties style:font-name="Envy Code R" fo:background-color="#ffffff"/>
    </style:style>
    <style:style style:name="rststyle-codeblock-number" style:family="text" style:parent-style-name="Teletype">
      <style:text-properties fo:color="#000080" style:font-name="Envy Code R" fo:background-color="transparent"/>
    </style:style>
    <style:style style:name="rststyle-codeblock-comment" style:family="text" style:parent-style-name="Teletype">
      <style:text-properties style:font-name="Envy Code R" fo:background-color="#ffffff"/>
    </style:style>
    <style:style style:name="rststyle-codeblock-classname" style:family="text" style:parent-style-name="Teletype">
      <style:text-properties fo:color="#808000" style:font-name="Envy Code R" fo:background-color="transparent"/>
    </style:style>
    <style:style style:name="rststyle-codeblock-functionname" style:family="text" style:parent-style-name="Teletype">
      <style:text-properties fo:color="#808000" style:font-name="Envy Code R" fo:background-color="transparent"/>
    </style:style>
    <style:style style:name="rststyle-codeblock-operator" style:family="text" style:parent-style-name="Teletype">
      <style:text-properties fo:color="#cccc00" style:font-name="Envy Code R" fo:background-color="transparent"/>
    </style:style>
    <style:style style:name="rststyle-codeblock-name" style:family="text" style:parent-style-name="Teletype">
      <style:text-properties fo:color="#808000" style:font-name="Envy Code R" fo:background-color="transparent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5in" fo:margin-right="0.25in" style:shadow="none" fo:background-color="transparent" style:writing-mode="lr-tb" style:footnote-max-height="0in">
        <style:background-image/>
        <style:columns fo:column-count="3" fo:column-gap="0.1in">
          <style:column style:rel-width="21845*" fo:start-indent="0in" fo:end-indent="0.05in"/>
          <style:column style:rel-width="21845*" fo:start-indent="0.05in" fo:end-indent="0.05in"/>
          <style:column style:rel-width="21845*" fo:start-indent="0.05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2201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itle>Intermediate Python</text:title>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matt</meta:initial-creator>
    <meta:creation-date>2009-10-07T22:58:31</meta:creation-date>
    <dc:date>2009-10-07T23:28:38</dc:date>
    <dc:language>en-US</dc:language>
    <meta:editing-cycles>3</meta:editing-cycles>
    <meta:editing-duration>PT00H10M40S</meta:editing-duration>
    <dc:title>Intermediate Python</dc:title>
    <meta:document-statistic meta:table-count="1" meta:image-count="0" meta:object-count="0" meta:page-count="2" meta:paragraph-count="76" meta:word-count="738" meta:character-count="4984"/>
  </office:meta>
</office:document-meta>
</file>